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01000000014C77D75F6DC67A52.png" manifest:media-type="image/png"/>
  <manifest:file-entry manifest:full-path="Pictures/1000020100000001000000012C0265FEAAFA8174.png" manifest:media-type="image/png"/>
  <manifest:file-entry manifest:full-path="Pictures/10000201000000010000000126135EC8A7DBF3ED.png" manifest:media-type="image/png"/>
  <manifest:file-entry manifest:full-path="Pictures/1000020100000001000000014666EC6960E708CB.png" manifest:media-type="image/png"/>
  <manifest:file-entry manifest:full-path="Pictures/100002010000000100000001E6F83B8B29A205A1.png" manifest:media-type="image/png"/>
  <manifest:file-entry manifest:full-path="Pictures/100002010000000100000001868D892AEE9EFE87.png" manifest:media-type="image/png"/>
  <manifest:file-entry manifest:full-path="Pictures/1000020100000001000000018C9CB21CE3BF8C1E.png" manifest:media-type="image/png"/>
  <manifest:file-entry manifest:full-path="Pictures/100002010000000100000001ECE900BD2483773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00%" fo:padding="0in" fo:border="non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>
      <style:paragraph-properties fo:text-align="center" style:justify-single-word="false" fo:padding="0in" fo:border="none"/>
    </style:style>
    <style:style style:name="P4" style:family="paragraph" style:parent-style-name="Standard">
      <style:paragraph-properties fo:padding="0in" fo:border="none"/>
      <style:text-properties style:font-name="Tahoma" style:font-name-asian="Tahoma1" style:font-name-complex="Tahoma1"/>
    </style:style>
    <style:style style:name="P5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6" style:family="paragraph" style:parent-style-name="Standard">
      <style:paragraph-properties fo:margin-top="0in" fo:margin-bottom="0.1665in" loext:contextual-spacing="false" fo:line-height="100%" fo:text-align="center" style:justify-single-word="false" fo:padding="0in" fo:border="none"/>
    </style:style>
    <style:style style:name="P7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8" style:family="paragraph" style:parent-style-name="Heading_20_1" style:master-page-name="Standard">
      <style:paragraph-properties fo:margin-top="0in" fo:margin-bottom="0in" loext:contextual-spacing="false" fo:line-height="100%" style:page-number="1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9" style:family="paragraph" style:parent-style-name="Heading_20_1">
      <style:paragraph-properties fo:padding="0in" fo:border="none"/>
    </style:style>
    <style:style style:name="P10" style:family="paragraph" style:parent-style-name="Heading_20_1">
      <style:paragraph-properties fo:text-align="center" style:justify-single-word="false" fo:padding="0in" fo:border="none"/>
    </style:style>
    <style:style style:name="P11" style:family="paragraph" style:parent-style-name="Heading_20_3">
      <style:paragraph-properties fo:margin-top="0in" fo:margin-bottom="0in" loext:contextual-spacing="false" fo:line-height="100%" fo:padding="0in" fo:border="none"/>
    </style:style>
    <style:style style:name="P12" style:family="paragraph" style:parent-style-name="Heading_20_2">
      <style:paragraph-properties fo:margin-top="0in" fo:margin-bottom="0.1563in" loext:contextual-spacing="false" fo:line-height="100%" fo:padding="0in" fo:border="none"/>
    </style:style>
    <style:style style:name="T1" style:family="text">
      <style:text-properties style:font-name="Tahoma" style:font-name-asian="Tahoma1" style:font-name-complex="Tahoma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>Fruit_Farm_Bouquet</text:p>
      <text:p text:style-name="P2"/>
      <text:p text:style-name="P2">Home</text:p>
      <text:p text:style-name="P2">About</text:p>
      <text:p text:style-name="P2">Our Fruit</text:p>
      <text:p text:style-name="P2">Contact us</text:p>
      <text:p text:style-name="P2">Login</text:p>
      <text:p text:style-name="P6"/>
      <text:p text:style-name="P10">FRUIT SHOP</text:p>
      <text:p text:style-name="P3">Welcome to my website here you will find all fresh fruit and many variety of Fruits.</text:p>
      <text:p text:style-name="P3"><draw:frame draw:style-name="fr1" draw:name="image4.png" text:anchor-type="as-char" svg:width="0.0008in" svg:height="0.0161in" draw:z-index="0"><draw:image xlink:href="Pictures/100002010000000100000001ECE900BD24837738.png" xlink:type="simple" xlink:show="embed" xlink:actuate="onLoad" loext:mime-type="image/png"/></draw:frame></text:p>
      <text:p text:style-name="P3">Buy Now</text:p>
      <text:p text:style-name="P2"/>
      <text:p text:style-name="P2"/>
      <text:p text:style-name="P2"><draw:frame draw:style-name="fr1" draw:name="image6.png" text:anchor-type="as-char" svg:width="0.0008in" svg:height="0.0161in" draw:z-index="0"><draw:image xlink:href="Pictures/100002010000000100000001868D892AEE9EFE87.png" xlink:type="simple" xlink:show="embed" xlink:actuate="onLoad" loext:mime-type="image/png"/></draw:frame></text:p>
      <text:p text:style-name="P7"/>
      <text:p text:style-name="P1">About Fruits</text:p>
      <text:p text:style-name="P2"/>
      <text:p text:style-name="P2">A fruit is generally a fleshy seed associated part of a particular plant; it is naturally and mostly edible and sweet in the raw state. By and large each and everyone in this world love fruit, though there are exceptions, we still will have a majority of folks who love fruits. It is something which has both taste and nutrients.</text:p>
      <text:p text:style-name="P2"/>
      <text:p text:style-name="P2">Read More</text:p>
      <text:p text:style-name="P2"/>
      <text:p text:style-name="P5"/>
      <text:p text:style-name="P9">------------------Fresh Fruit</text:p>
      <text:p text:style-name="P2"><text:soft-page-break/></text:p>
      <text:p text:style-name="P2"/>
      <text:p text:style-name="P2"><draw:frame draw:style-name="fr1" draw:name="image5.png" text:anchor-type="as-char" svg:width="0.0008in" svg:height="0.0161in" draw:z-index="0"><draw:image xlink:href="Pictures/100002010000000100000001E6F83B8B29A205A1.png" xlink:type="simple" xlink:show="embed" xlink:actuate="onLoad" loext:mime-type="image/png"/></draw:frame></text:p>
      <text:p text:style-name="P11"/>
      <text:p text:style-name="P1">Apple</text:p>
      <text:p text:style-name="P2"/>
      <text:p text:style-name="P7"/>
      <text:p text:style-name="P1">Apple</text:p>
      <text:p text:style-name="P12">Price Rs.120</text:p>
      <text:p text:style-name="P2"><draw:frame draw:style-name="fr1" draw:name="image8.png" text:anchor-type="as-char" svg:width="0.0008in" svg:height="0.0161in" draw:z-index="0"><draw:image xlink:href="Pictures/1000020100000001000000014666EC6960E708CB.png" xlink:type="simple" xlink:show="embed" xlink:actuate="onLoad" loext:mime-type="image/png"/></draw:frame></text:p>
      <text:p text:style-name="P11"/>
      <text:p text:style-name="P1">Banana</text:p>
      <text:p text:style-name="P2"/>
      <text:p text:style-name="P7"/>
      <text:p text:style-name="P1">Banana</text:p>
      <text:p text:style-name="P12">Price Rs.250</text:p>
      <text:p text:style-name="P2"><draw:frame draw:style-name="fr1" draw:name="image7.png" text:anchor-type="as-char" svg:width="0.0008in" svg:height="0.0161in" draw:z-index="0"><draw:image xlink:href="Pictures/10000201000000010000000126135EC8A7DBF3ED.png" xlink:type="simple" xlink:show="embed" xlink:actuate="onLoad" loext:mime-type="image/png"/></draw:frame></text:p>
      <text:p text:style-name="P11"/>
      <text:p text:style-name="P1">Blueberry</text:p>
      <text:p text:style-name="P2"/>
      <text:p text:style-name="P7"/>
      <text:p text:style-name="P1">Blueberry</text:p>
      <text:p text:style-name="P12">Price Rs.80</text:p>
      <text:p text:style-name="P2"/>
      <text:p text:style-name="P2"/>
      <text:p text:style-name="P2"><draw:frame draw:style-name="fr1" draw:name="image2.png" text:anchor-type="as-char" svg:width="0.0008in" svg:height="0.0161in" draw:z-index="0"><draw:image xlink:href="Pictures/1000020100000001000000012C0265FEAAFA8174.png" xlink:type="simple" xlink:show="embed" xlink:actuate="onLoad" loext:mime-type="image/png"/></draw:frame></text:p>
      <text:p text:style-name="P11"><text:soft-page-break/></text:p>
      <text:p text:style-name="P1">Mango</text:p>
      <text:p text:style-name="P2"/>
      <text:p text:style-name="P7"/>
      <text:p text:style-name="P1">Mango</text:p>
      <text:p text:style-name="P12">Price Rs.100</text:p>
      <text:p text:style-name="P2"><draw:frame draw:style-name="fr1" draw:name="image1.png" text:anchor-type="as-char" svg:width="0.0008in" svg:height="0.0161in" draw:z-index="0"><draw:image xlink:href="Pictures/1000020100000001000000014C77D75F6DC67A52.png" xlink:type="simple" xlink:show="embed" xlink:actuate="onLoad" loext:mime-type="image/png"/></draw:frame></text:p>
      <text:p text:style-name="P11"/>
      <text:p text:style-name="P1">Orange</text:p>
      <text:p text:style-name="P2"/>
      <text:p text:style-name="P7"/>
      <text:p text:style-name="P1">Orange</text:p>
      <text:p text:style-name="P12">Price Rs.50</text:p>
      <text:p text:style-name="P2"><draw:frame draw:style-name="fr1" draw:name="image3.png" text:anchor-type="as-char" svg:width="0.0008in" svg:height="0.0161in" draw:z-index="0"><draw:image xlink:href="Pictures/1000020100000001000000018C9CB21CE3BF8C1E.png" xlink:type="simple" xlink:show="embed" xlink:actuate="onLoad" loext:mime-type="image/png"/></draw:frame></text:p>
      <text:p text:style-name="P11"/>
      <text:p text:style-name="P1">Stawberry</text:p>
      <text:p text:style-name="P2"/>
      <text:p text:style-name="P7"/>
      <text:p text:style-name="P1">Stawberry</text:p>
      <text:p text:style-name="P12">Price Rs.380</text:p>
      <text:p text:style-name="P7"/>
      <text:p text:style-name="P1"><text:span text:style-name="T1">------------------Request a phone call</text:span>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>Submit</text:p>
      <text:p text:style-name="P2"/>
      <text:p text:style-name="P7"/>
      <text:p text:style-name="P1">© 2022 All Rights Reserved. By Fruit_Farm_Bouqu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4" meta:paragraph-count="42" meta:word-count="132" meta:character-count="774" meta:non-whitespace-character-count="678"/>
    <meta:generator>LibreOfficeDev/6.0.5.2$Linux_X86_64 LibreOffice_project/</meta:generator>
  </office:meta>
</office:document-meta>
</file>